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ARMIENTO MALDONADO YURI NEI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43310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068489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ARMIENTO MALDONADO YURI NEI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4331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RUZ QUISPE, ADELM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656642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243310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3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0/2021</text:p>
          </table:table-cell>
          <table:table-cell table:style-name="Tabla2.A3" office:value-type="string">
            <text:p text:style-name="P22">2306770</text:p>
          </table:table-cell>
          <table:table-cell table:style-name="Tabla2.D3" office:value-type="string">
            <text:p text:style-name="P23">13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20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